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31000007B2CDC7C6BC5D17BD77.png" manifest:media-type="image/png"/>
  <manifest:file-entry manifest:full-path="Pictures/100000010000016D000000EE32B1987934C2823F.png" manifest:media-type="image/png"/>
  <manifest:file-entry manifest:full-path="Pictures/100000010000054B00000122D9956AAE763B76B8.png" manifest:media-type="image/png"/>
  <manifest:file-entry manifest:full-path="Pictures/100000010000054F000000E70B04EF841CD8D0EB.png" manifest:media-type="image/png"/>
  <manifest:file-entry manifest:full-path="Pictures/10000001000002CF000000A987206E06CED5B130.png" manifest:media-type="image/png"/>
  <manifest:file-entry manifest:full-path="Pictures/100000010000025400000090EC84AE4477B14BA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 style:master-page-name="Standard">
      <style:paragraph-properties fo:text-align="center" style:justify-single-word="false" style:page-number="auto"/>
    </style:style>
    <style:style style:name="P3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weight="bold" officeooo:rsid="00021f24" officeooo:paragraph-rsid="00021f24" style:font-weight-asian="bold" style:font-weight-complex="bold"/>
    </style:style>
    <style:style style:name="P7" style:family="paragraph" style:parent-style-name="Standard">
      <style:text-properties officeooo:paragraph-rsid="00021f24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weight="bold" officeooo:rsid="00021f2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591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8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8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2">ACTIVIDAD UT2</text:p>
      <text:p text:style-name="Standard"/>
      <text:p text:style-name="P5">Actividad 1</text:p>
      <text:p text:style-name="P5"><text:s/><draw:frame draw:style-name="fr1" draw:name="Imagen2" text:anchor-type="char" svg:width="15cm" svg:height="3.209cm" draw:z-index="4"><draw:image xlink:href="Pictures/100000010000054B00000122D9956AAE763B76B8.png" xlink:type="simple" xlink:show="embed" xlink:actuate="onLoad" draw:mime-type="image/png"/></draw:frame></text:p>
      <text:p text:style-name="P7"><text:span text:style-name="T1">Actividad 2</text:span></text:p>
      <text:p text:style-name="Standard"><draw:frame draw:style-name="fr1" draw:name="Imagen3" text:anchor-type="char" svg:width="15cm" svg:height="2.549cm" draw:z-index="5"><draw:image xlink:href="Pictures/100000010000054F000000E70B04EF841CD8D0EB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6">Actividad 3</text:p>
      <text:p text:style-name="P6"><draw:frame draw:style-name="fr1" draw:name="Imagen4" text:anchor-type="char" svg:width="15cm" svg:height="3.524cm" draw:z-index="6"><draw:image xlink:href="Pictures/10000001000002CF000000A987206E06CED5B130.png" xlink:type="simple" xlink:show="embed" xlink:actuate="onLoad" draw:mime-type="image/png"/></draw:frame>Actividad 4</text:p>
      <text:p text:style-name="P6"><draw:frame draw:style-name="fr1" draw:name="Imagen5" text:anchor-type="char" svg:width="15cm" svg:height="3.623cm" draw:z-index="7"><draw:image xlink:href="Pictures/100000010000025400000090EC84AE4477B14BAA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 <draw:frame draw:style-name="Mfr1" draw:name="Imagen1" text:anchor-type="char" svg:x="0.958cm" svg:y="-0.614cm" svg:width="3.344cm" svg:height="2.185cm" draw:z-index="2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3"><draw:image xlink:href="Pictures/1000000100000B31000007B2CDC7C6BC5D17BD77.png" xlink:type="simple" xlink:show="embed" xlink:actuate="onLoad" draw:mime-type="image/png"/></draw:frame></text:p>
        <text:p text:style-name="MP1">Apellidos: Serradilla Otero </text:p>
        <text:p text:style-name="MP2">Lenguajes de marcas – 1ºDAM</text:p>
      </style:header>
      <style:footer>
        <text:p text:style-name="MP3">Página <text:page-number text:select-page="current">1</text:page-number><text:s/>de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0</meta:editing-cycles>
    <meta:creation-date>2022-03-17T15:42:00</meta:creation-date>
    <dc:date>2023-09-27T19:06:33.645000000</dc:date>
    <meta:editing-duration>PT2M6S</meta:editing-duration>
    <meta:generator>LibreOffice/7.2.7.2$Windows_X86_64 LibreOffice_project/8d71d29d553c0f7dcbfa38fbfda25ee34cce99a2</meta:generator>
    <meta:document-statistic meta:table-count="0" meta:image-count="6" meta:object-count="0" meta:page-count="1" meta:paragraph-count="11" meta:word-count="23" meta:character-count="153" meta:non-whitespace-character-count="1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